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wollmux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BC32132D9F55BF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</office:font-face-decls>
  <office:automatic-styles>
    <style:style style:name="Table1" style:family="table">
      <style:table-properties style:width="6.4097in" table:align="margins"/>
    </style:style>
    <style:style style:name="Table1.A" style:family="table-column">
      <style:table-column-properties style:column-width="2.1368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097in" table:align="margins"/>
    </style:style>
    <style:style style:name="Table2.A" style:family="table-column">
      <style:table-column-properties style:column-width="2.1368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0604in" table:align="margins"/>
    </style:style>
    <style:style style:name="Table3.A" style:family="table-column">
      <style:table-column-properties style:column-width="0.6868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f0f9" officeooo:paragraph-rsid="0020f0f9"/>
    </style:style>
    <style:style style:name="P2" style:family="paragraph" style:parent-style-name="Standard">
      <style:text-properties officeooo:paragraph-rsid="0020f0f9"/>
    </style:style>
    <style:style style:name="P3" style:family="paragraph" style:parent-style-name="Table_20_Contents">
      <style:text-properties officeooo:rsid="0020f0f9" officeooo:paragraph-rsid="0020f0f9"/>
    </style:style>
    <style:style style:name="P4" style:family="paragraph" style:parent-style-name="Frame_20_contents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llMuxDaten" text:anchor-type="page" text:anchor-page-number="1" svg:x="0in" svg:width="0.002in" svg:height="0.0161in" draw:z-index="0">
        <draw:text-box>
          <text:p text:style-name="P4"><office:annotation><dc:creator>WollMuxVersion</dc:creator><dc:date>0000-00-00T00:00:00</dc:date><text:p>Version: 18.0.2-SNAPSHOT</text:p></office:annotation><office:annotation><dc:creator>OOoVersion</dc:creator><dc:date>0000-00-00T00:00:00</dc:date><text:p>5.2.8.0.0.8.0.0</text:p></office:annotation><office:annotation><dc:creator>FilenameGeneratorFunction</dc:creator><dc:date>0000-00-00T00:00:00</dc:date><text:p/><text:p>BIND(</text:p><text:p><text:s text:c="2"/>FUNCTION "LHMDateinamensanpassung"</text:p><text:p/><text:p><text:s text:c="2"/>SET(</text:p><text:p><text:s text:c="4"/>"Filename"</text:p><text:p><text:s text:c="4"/>CAT "Test-Datei-mit-250-Zeichen-Test-Datei-mit-250-Zeichen-Test-Datei-mit-250-Zeichen-Test-Datei-mit-250-Zeichen-Test-Datei-mit-250-Zeichen-Test-Datei-mit-250-Zeichen-Test-Datei-mit-250-Zeichen-Test-Datei-mit-250-Zeichen-Test-Datei-mit-250-Zeichen-Test-Datei-mit-250-Zeichen-Test"</text:p><text:p><text:s text:c="2"/>)</text:p><text:p>)</text:p></office:annotation></text:p>
        </draw:text-box>
      </draw:frame>
      <text:p text:style-name="P1">Simple tabl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One</text:p>
          </table:table-cell>
          <table:table-cell table:style-name="Table1.A1" office:value-type="string">
            <text:p text:style-name="P3">Two</text:p>
          </table:table-cell>
          <table:table-cell table:style-name="Table1.C1" office:value-type="string">
            <text:p text:style-name="P3">Three</text:p>
          </table:table-cell>
        </table:table-row>
        <table:table-row>
          <table:table-cell table:style-name="Table1.A2" office:value-type="string">
            <text:p text:style-name="P3">Four</text:p>
          </table:table-cell>
          <table:table-cell table:style-name="Table1.A2" office:value-type="string">
            <text:p text:style-name="P3">Five</text:p>
          </table:table-cell>
          <table:table-cell table:style-name="Table1.C2" office:value-type="string">
            <text:p text:style-name="P3">Six</text:p>
          </table:table-cell>
        </table:table-row>
      </table:table>
      <text:p text:style-name="P1"/>
      <text:p text:style-name="P1">Nested tabl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One</text:p>
          </table:table-cell>
          <table:table-cell table:style-name="Table2.A1" office:value-type="string">
            <text:p text:style-name="P1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">Nested One</text:p>
                </table:table-cell>
                <table:table-cell table:style-name="Table3.A1" office:value-type="string">
                  <text:p text:style-name="P3">Nested Two</text:p>
                </table:table-cell>
                <table:table-cell table:style-name="Table3.C1" office:value-type="string">
                  <text:p text:style-name="P3">Nested Three</text:p>
                </table:table-cell>
              </table:table-row>
              <table:table-row>
                <table:table-cell table:style-name="Table3.A2" office:value-type="string">
                  <text:p text:style-name="P3">Nested Four</text:p>
                </table:table-cell>
                <table:table-cell table:style-name="Table3.A2" office:value-type="string">
                  <text:p text:style-name="P3">Nested Five</text:p>
                </table:table-cell>
                <table:table-cell table:style-name="Table3.C2" office:value-type="string">
                  <text:p text:style-name="P3">Nested Six</text:p>
                </table:table-cell>
              </table:table-row>
            </table:table>
            <text:p text:style-name="P1"/>
          </table:table-cell>
          <table:table-cell table:style-name="Table2.C1" office:value-type="string">
            <text:p text:style-name="P3">Three</text:p>
          </table:table-cell>
        </table:table-row>
        <table:table-row>
          <table:table-cell table:style-name="Table2.A2" office:value-type="string">
            <text:p text:style-name="P3">Four</text:p>
          </table:table-cell>
          <table:table-cell table:style-name="Table2.A2" office:value-type="string">
            <text:p text:style-name="P3">Five</text:p>
          </table:table-cell>
          <table:table-cell table:style-name="Table2.C2" office:value-type="string">
            <text:p text:style-name="P3">Si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Arial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Seite" style:family="paragraph">
      <style:paragraph-properties fo:margin-left="4.8035in" fo:margin-right="0in" fo:text-indent="0in" style:auto-text-indent="false"/>
      <style:text-properties fo:font-size="9pt"/>
    </style:style>
    <style:style style:name="Fließtext" style:family="paragraph">
      <style:paragraph-properties style:line-height-at-least="0.1807in"/>
      <style:text-properties fo:font-size="11pt"/>
    </style:style>
    <style:style style:name="WollMuxVerfuegungspunkt" style:family="paragraph" style:parent-style-name="Fließtext" style:next-style-name="Fließtext">
      <style:paragraph-properties fo:margin-left="0in" fo:margin-right="0in" fo:margin-top="0.1811in" fo:margin-bottom="0in" loext:contextual-spacing="false" fo:text-indent="-0.2756in" style:auto-text-indent="false"/>
      <style:text-properties fo:font-weight="bold"/>
    </style:style>
    <style:style style:name="WollMuxVerfuegungspunkt1" style:family="paragraph" style:parent-style-name="WollMuxVerfuegungspunkt" style:next-style-name="Fließtext">
      <style:paragraph-properties fo:margin-left="0in" fo:margin-right="0in" fo:margin-top="0in" fo:margin-bottom="0in" loext:contextual-spacing="false" fo:text-indent="0in" style:auto-text-indent="false"/>
    </style:style>
    <style:style style:name="WollMuxVerfuegungspunktAbdruck" style:family="paragraph" style:parent-style-name="WollMuxVerfuegungspunkt" style:next-style-name="Fließtext">
      <style:paragraph-properties fo:margin-left="0in" fo:margin-right="0in" fo:margin-top="0.1811in" fo:margin-bottom="0in" loext:contextual-spacing="false" fo:text-indent="-0.2756in" style:auto-text-indent="false"/>
      <style:text-properties fo:font-weight="normal"/>
    </style:style>
    <style:style style:name="WollMuxZuleitungszeile" style:family="paragraph" style:parent-style-name="Fließtext" style:next-style-name="Fließtext">
      <style:text-properties style:text-underline-style="solid" style:text-underline-width="auto" style:text-underline-color="font-color" fo:font-weight="bold"/>
    </style:style>
    <style:style style:name="WollMuxVerfuegungspunktMitZuleitung" style:family="paragraph" style:parent-style-name="WollMuxVerfuegungspunkt" style:next-style-name="Fließtext">
      <style:text-properties style:text-underline-style="solid" style:text-underline-width="auto" style:text-underline-color="font-color"/>
    </style:style>
    <style:style style:name="Fließtext_5f_fett" style:display-name="Fließtext_fett" style:family="paragraph" style:parent-style-name="Fließtext" style:next-style-name="Fließtext"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Fließtext" style:class="text">
      <style:paragraph-properties fo:margin-top="0in" fo:margin-bottom="0.2362in" loext:contextual-spacing="false" fo:line-height="0.2362in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Fließtext" style:class="text">
      <style:paragraph-properties fo:margin-top="0in" fo:margin-bottom="0.2362in" loext:contextual-spacing="false" fo:line-height="0.2362in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Fließtext" style:class="text" style:master-page-name="">
      <style:paragraph-properties fo:margin-top="0in" fo:margin-bottom="0.2016in" loext:contextual-spacing="false" fo:line-height="0.2016in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Fließtext" style:class="text" style:master-page-name="">
      <style:paragraph-properties fo:margin-top="0in" fo:margin-bottom="0.2016in" loext:contextual-spacing="false" fo:line-height="0.2016in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Fließtext" style:class="text" style:master-page-name="">
      <loext:graphic-properties draw:fill="none" draw:fill-color="#99ccff"/>
      <style:paragraph-properties fo:margin-top="0in" fo:margin-bottom="0.1807in" loext:contextual-spacing="false" style:page-number="auto" fo:background-color="transparent">
        <style:tab-stops/>
      </style:paragraph-properties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ließtext" style:class="text">
      <style:paragraph-properties fo:margin-top="0in" fo:margin-bottom="0.1807in" loext:contextual-spacing="false" fo:line-height="0.1807in"/>
      <style:text-properties fo:font-size="10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in" fo:margin-bottom="0.1528in" loext:contextual-spacing="false" fo:line-height="0.1528in"/>
      <style:text-properties fo:font-size="9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in" fo:margin-bottom="0.1528in" loext:contextual-spacing="false" fo:line-height="0.1528in"/>
      <style:text-properties fo:font-size="9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in" fo:margin-bottom="0.1528in" loext:contextual-spacing="false" fo:line-height="0.1528in"/>
      <style:text-properties fo:font-size="9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in" fo:margin-bottom="0.1528in" loext:contextual-spacing="false" fo:line-height="0.1528in"/>
      <style:text-properties fo:font-size="9pt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035in" style:type="center"/>
          <style:tab-stop style:position="6.407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035in" style:type="center"/>
          <style:tab-stop style:position="7.007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035in" style:type="center"/>
          <style:tab-stop style:position="7.007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146in" style:type="right" style:leader-style="dotted" style:leader-text="."/>
        </style:tab-stops>
      </style:paragraph-properties>
    </style:style>
    <style:style style:name="Adresse_5f_Angaben" style:display-name="Adresse_Angaben" style:family="paragraph" style:class="text">
      <style:paragraph-properties fo:line-height="0.139in">
        <style:tab-stops>
          <style:tab-stop style:position="0.472in"/>
        </style:tab-stops>
      </style:paragraph-properties>
      <style:text-properties fo:font-size="9pt"/>
    </style:style>
    <style:style style:name="Referat" style:family="paragraph" style:parent-style-name="Frame_20_contents" style:class="extra">
      <style:paragraph-properties fo:margin-top="0in" fo:margin-bottom="0in" loext:contextual-spacing="false" fo:line-height="0.1807in"/>
      <style:text-properties fo:font-size="13pt" fo:font-weight="bold"/>
    </style:style>
    <style:style style:name="LHM" style:family="paragraph">
      <style:paragraph-properties fo:line-height="0.1807in"/>
      <style:text-properties fo:font-size="13pt"/>
    </style:style>
    <style:style style:name="Hauptabteilung_5f_Fachbereich" style:display-name="Hauptabteilung_Fachbereich" style:family="paragraph">
      <style:paragraph-properties fo:margin-left="0in" fo:margin-right="0in" fo:margin-top="0in" fo:margin-bottom="0in" loext:contextual-spacing="false" fo:line-height="0.139in" fo:text-indent="0in" style:auto-text-indent="false"/>
      <style:text-properties fo:font-size="9pt" fo:font-weight="bold"/>
    </style:style>
    <style:style style:name="Fensterzeile" style:family="paragraph">
      <loext:graphic-properties draw:fill="none" draw:fill-color="#99ccff"/>
      <style:paragraph-properties fo:line-height="0.0984in" fo:background-color="transparent" style:shadow="none"/>
      <style:text-properties fo:font-size="6pt"/>
    </style:style>
    <style:style style:name="Adresse_5f_Empfänger" style:display-name="Adresse_Empfänger" style:family="paragraph">
      <style:paragraph-properties fo:line-height="0.1807in"/>
      <style:text-properties fo:font-size="11pt"/>
    </style:style>
    <style:style style:name="Schreiben" style:family="paragraph">
      <style:paragraph-properties fo:line-height="0.139in"/>
      <style:text-properties fo:font-size="9pt"/>
    </style:style>
    <style:style style:name="Zeichen" style:family="paragraph">
      <style:paragraph-properties fo:line-height="0.139in"/>
      <style:text-properties fo:font-size="9pt"/>
    </style:style>
    <style:style style:name="Datum" style:family="paragraph">
      <style:paragraph-properties fo:line-height="0.139in"/>
      <style:text-properties fo:font-size="9pt"/>
    </style:style>
    <style:style style:name="Fußzeile_5f_Wollmux" style:display-name="Fußzeile_Wollmux" style:family="paragraph">
      <style:paragraph-properties fo:line-height="0.111in"/>
      <style:text-properties style:font-name="Arial2" fo:font-family="Arial" style:font-style-name="Standard" style:font-family-generic="swiss" style:font-pitch="variable" fo:font-size="7pt"/>
    </style:style>
    <style:style style:name="Weisse_5f_Schrift" style:display-name="Weisse_Schrift" style:family="paragraph">
      <style:paragraph-properties fo:line-height="0.1791in"/>
      <style:text-properties fo:color="#ffffff" fo:font-size="12pt"/>
    </style:style>
    <style:style style:name="Bezeichnung_5f_Formular" style:display-name="Bezeichnung_Formular" style:family="paragraph">
      <style:paragraph-properties fo:line-height="0.1811in"/>
      <style:text-properties fo:font-size="13pt" fo:font-weight="bold"/>
    </style:style>
    <style:style style:name="Verfasser" style:family="paragraph">
      <style:paragraph-properties fo:line-height="0.1807in"/>
      <style:text-properties fo:font-size="11pt"/>
    </style:style>
    <style:style style:name="Zusatz_5f_Referat" style:display-name="Zusatz_Referat" style:family="paragraph">
      <style:paragraph-properties fo:line-height="0.1807in"/>
      <style:text-properties fo:font-size="11pt"/>
    </style:style>
    <style:style style:name="Seitenzahl" style:family="paragraph" style:parent-style-name="LHM">
      <style:paragraph-properties fo:margin-left="4.8035in" fo:margin-right="0in" fo:line-height="0.139in" fo:text-indent="0in" style:auto-text-indent="false"/>
      <style:text-properties fo:font-size="9pt"/>
    </style:style>
    <style:style style:name="AnkerUndTabellenschutz" style:family="paragraph" style:next-style-name="Fließtext" style:class="text">
      <style:text-properties fo:font-size="2pt"/>
    </style:style>
    <style:style style:name="Fax_5f_Beschriftung" style:display-name="Fax_Beschriftung" style:family="paragraph" style:master-page-name="">
      <style:paragraph-properties fo:margin-top="0in" fo:margin-bottom="0.028in" loext:contextual-spacing="false" fo:line-height="0.1528in" style:page-number="auto"/>
      <style:text-properties fo:font-size="10pt"/>
    </style:style>
    <style:style style:name="Hauptabteilung" style:family="paragraph" style:class="text">
      <style:paragraph-properties fo:line-height="0.139in"/>
      <style:text-properties fo:font-size="9pt" fo:font-weight="bold"/>
    </style:style>
    <style:style style:name="kurzm_5f_angaben" style:display-name="kurzm_angaben" style:family="paragraph" style:auto-update="true">
      <style:paragraph-properties fo:margin-top="0in" fo:margin-bottom="0.028in" loext:contextual-spacing="false" fo:line-height="0.1535in"/>
      <style:text-properties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ließtext" style:family="text">
      <style:text-properties style:font-name="Arial" fo:font-family="Arial" fo:font-size="11pt" style:text-underline-style="none"/>
    </style:style>
    <style:style style:name="WollMuxRoemischeZiffer" style:family="text" style:parent-style-name="Fließtext">
      <style:text-properties fo:font-weight="bold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fo:font-family="StarSymbol"/>
      </text:list-level-style-bullet>
    </text:list-style>
    <text:list-style style:name="Aufzählung_20_Minuszeichen" style:display-name="Aufzählung Minuszeichen">
      <text:list-level-style-bullet text:level="1" text:style-name="Bullet_20_Symbols" text:bullet-char="–">
        <style:list-level-properties text:space-before="0.0193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2" text:style-name="Bullet_20_Symbols" text:bullet-char="–">
        <style:list-level-properties text:space-before="0.039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3" text:style-name="Bullet_20_Symbols" text:bullet-char="–">
        <style:list-level-properties text:space-before="0.0583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4" text:style-name="Bullet_20_Symbols" text:bullet-char="–">
        <style:list-level-properties text:space-before="0.078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5" text:style-name="Bullet_20_Symbols" text:bullet-char="–">
        <style:list-level-properties text:space-before="0.0972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6" text:style-name="Bullet_20_Symbols" text:bullet-char="–">
        <style:list-level-properties text:space-before="0.1165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7" text:style-name="Bullet_20_Symbols" text:bullet-char="–">
        <style:list-level-properties text:space-before="0.1362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8" text:style-name="Bullet_20_Symbols" text:bullet-char="–">
        <style:list-level-properties text:space-before="0.1555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9" text:style-name="Bullet_20_Symbols" text:bullet-char="–">
        <style:list-level-properties text:space-before="0.1752in" text:min-label-width="0.25in"/>
        <style:text-properties fo:font-family="'Bitstream Vera Sans'" style:font-style-name="Roman" style:font-family-generic="swiss" style:font-pitch="variable"/>
      </text:list-level-style-bullet>
      <text:list-level-style-bullet text:level="10" text:style-name="Bullet_20_Symbols" text:bullet-char="–">
        <style:list-level-properties text:space-before="0.1945in" text:min-label-width="0.25in"/>
        <style:text-properties fo:font-family="'Bitstream Vera Sans'" style:font-style-name="Roman" style:font-family-generic="swiss" style:font-pitch="variable"/>
      </text:list-level-style-bullet>
    </text:list-style>
    <text:list-style style:name="LiMux_20_gelbes_20_Viereck_20_11pt" style:display-name="LiMux gelbes Viereck 11pt">
      <text:list-level-style-image text:level="1" xlink:href="Pictures/100000000000000A0000000ABC32132D9F55BFFA.jpg" xlink:type="simple" xlink:show="embed" xlink:actuate="onLoad">
        <style:list-level-properties text:space-before="0.0193in" text:min-label-width="0.25in" text:min-label-distance="0.1181in" style:vertical-pos="middle" style:vertical-rel="char" fo:width="0.1374in" fo:height="0.1374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in" text:min-label-distance="0.1181in" style:vertical-pos="middle" style:vertical-rel="char" fo:width="0.1374in" fo:height="0.1374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in" text:min-label-distance="0.1181in" style:vertical-pos="middle" style:vertical-rel="char" fo:width="0.1374in" fo:height="0.1374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in" text:min-label-distance="0.1181in" style:vertical-pos="middle" style:vertical-rel="char" fo:width="0.1374in" fo:height="0.1374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in" text:min-label-distance="0.1181in" style:vertical-pos="middle" style:vertical-rel="char" fo:width="0.1374in" fo:height="0.1374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5in" text:min-label-width="0.25in" text:min-label-distance="0.1181in" style:vertical-pos="middle" style:vertical-rel="char" fo:width="0.1374in" fo:height="0.1374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in" text:min-label-distance="0.1181in" style:vertical-pos="middle" style:vertical-rel="char" fo:width="0.1374in" fo:height="0.1374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in" text:min-label-distance="0.1181in" style:vertical-pos="middle" style:vertical-rel="char" fo:width="0.1374in" fo:height="0.1374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in" text:min-label-distance="0.1181in" style:vertical-pos="middle" style:vertical-rel="char" fo:width="0.1374in" fo:height="0.1374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in" text:min-label-distance="0.1181in" style:vertical-pos="middle" style:vertical-rel="char" fo:width="0.1374in" fo:height="0.1374in"/>
      </text:list-level-style-image>
    </text:list-style>
    <text:list-style style:name="LiMux_20_gelbes_20_Viereck_20_12pt" style:display-name="LiMux gelbes Viereck 12pt">
      <text:list-level-style-image text:level="1" xlink:href="Pictures/100000000000000A0000000ABC32132D9F55BFFA.jpg" xlink:type="simple" xlink:show="embed" xlink:actuate="onLoad">
        <style:list-level-properties text:space-before="0.0193in" text:min-label-width="0.25in" text:min-label-distance="0.1181in" style:vertical-pos="middle" style:vertical-rel="line" fo:width="0.139in" fo:height="0.139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in" text:min-label-distance="0.1181in" style:vertical-pos="middle" style:vertical-rel="line" fo:width="0.139in" fo:height="0.139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in" text:min-label-distance="0.1181in" style:vertical-pos="middle" style:vertical-rel="line" fo:width="0.139in" fo:height="0.139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in" text:min-label-distance="0.1181in" style:vertical-pos="middle" style:vertical-rel="line" fo:width="0.139in" fo:height="0.139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in" text:min-label-distance="0.1181in" style:vertical-pos="middle" style:vertical-rel="line" fo:width="0.139in" fo:height="0.139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5in" text:min-label-width="0.25in" text:min-label-distance="0.1181in" style:vertical-pos="middle" style:vertical-rel="line" fo:width="0.139in" fo:height="0.139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in" text:min-label-distance="0.1181in" style:vertical-pos="middle" style:vertical-rel="line" fo:width="0.139in" fo:height="0.139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in" text:min-label-distance="0.1181in" style:vertical-pos="middle" style:vertical-rel="line" fo:width="0.139in" fo:height="0.139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in" text:min-label-distance="0.1181in" style:vertical-pos="middle" style:vertical-rel="line" fo:width="0.139in" fo:height="0.139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in" text:min-label-distance="0.1181in" style:vertical-pos="middle" style:vertical-rel="line" fo:width="0.139in" fo:height="0.139in"/>
      </text:list-level-style-image>
    </text:list-style>
    <text:list-style style:name="LiMux_20_gelbes_20_Viereck_20_14pt" style:display-name="LiMux gelbes Viereck 14pt">
      <text:list-level-style-image text:level="1" xlink:href="Pictures/100000000000000A0000000ABC32132D9F55BFFA.jpg" xlink:type="simple" xlink:show="embed" xlink:actuate="onLoad">
        <style:list-level-properties text:space-before="0.0197in" text:min-label-width="0.252in" text:min-label-distance="0.1181in" style:vertical-pos="middle" style:vertical-rel="line" fo:width="0.1575in" fo:height="0.1575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2in" text:min-label-distance="0.1181in" style:vertical-pos="middle" style:vertical-rel="line" fo:width="0.1575in" fo:height="0.1575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2in" text:min-label-distance="0.1181in" style:vertical-pos="middle" style:vertical-rel="line" fo:width="0.1575in" fo:height="0.1575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2in" text:min-label-distance="0.1181in" style:vertical-pos="middle" style:vertical-rel="line" fo:width="0.1575in" fo:height="0.1575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2in" text:min-label-distance="0.1181in" style:vertical-pos="middle" style:vertical-rel="line" fo:width="0.1575in" fo:height="0.1575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9in" text:min-label-width="0.252in" text:min-label-distance="0.1181in" style:vertical-pos="middle" style:vertical-rel="line" fo:width="0.1575in" fo:height="0.1575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2in" text:min-label-distance="0.1181in" style:vertical-pos="middle" style:vertical-rel="line" fo:width="0.1575in" fo:height="0.1575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2in" text:min-label-distance="0.1181in" style:vertical-pos="middle" style:vertical-rel="line" fo:width="0.1575in" fo:height="0.1575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2in" text:min-label-distance="0.1181in" style:vertical-pos="middle" style:vertical-rel="line" fo:width="0.1575in" fo:height="0.1575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2in" text:min-label-distance="0.1181in" style:vertical-pos="middle" style:vertical-rel="line" fo:width="0.1575in" fo:height="0.1575in"/>
      </text:list-level-style-image>
    </text:list-style>
    <text:list-style style:name="LiMux_20_gelbes_20_Viereck_20_16pt" style:display-name="LiMux gelbes Viereck 16pt">
      <text:list-level-style-image text:level="1" xlink:href="Pictures/100000000000000A0000000ABC32132D9F55BFFA.jpg" xlink:type="simple" xlink:show="embed" xlink:actuate="onLoad">
        <style:list-level-properties text:space-before="0.0193in" text:min-label-width="0.25in" text:min-label-distance="0.1181in" style:vertical-pos="middle" style:vertical-rel="line" fo:width="0.1772in" fo:height="0.1772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in" text:min-label-distance="0.1181in" style:vertical-pos="middle" style:vertical-rel="line" fo:width="0.1772in" fo:height="0.1772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in" text:min-label-distance="0.1181in" style:vertical-pos="middle" style:vertical-rel="line" fo:width="0.1772in" fo:height="0.1772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in" text:min-label-distance="0.1181in" style:vertical-pos="middle" style:vertical-rel="line" fo:width="0.1772in" fo:height="0.1772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in" text:min-label-distance="0.1181in" style:vertical-pos="middle" style:vertical-rel="line" fo:width="0.1772in" fo:height="0.1772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5in" text:min-label-width="0.25in" text:min-label-distance="0.1181in" style:vertical-pos="middle" style:vertical-rel="line" fo:width="0.1772in" fo:height="0.1772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in" text:min-label-distance="0.1181in" style:vertical-pos="middle" style:vertical-rel="line" fo:width="0.1772in" fo:height="0.1772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in" text:min-label-distance="0.1181in" style:vertical-pos="middle" style:vertical-rel="line" fo:width="0.1772in" fo:height="0.1772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in" text:min-label-distance="0.1181in" style:vertical-pos="middle" style:vertical-rel="line" fo:width="0.1772in" fo:height="0.1772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in" text:min-label-distance="0.1181in" style:vertical-pos="middle" style:vertical-rel="line" fo:width="0.1772in" fo:height="0.1772in"/>
      </text:list-level-style-image>
    </text:list-style>
    <text:list-style style:name="LiMux_20_gelbes_20_Viereck_20_28pt" style:display-name="LiMux gelbes Viereck 28pt">
      <text:list-level-style-image text:level="1" xlink:href="Pictures/100000000000000A0000000ABC32132D9F55BFFA.jpg" xlink:type="simple" xlink:show="embed" xlink:actuate="onLoad">
        <style:list-level-properties text:space-before="0.0193in" text:min-label-width="0.25in" text:min-label-distance="0.1181in" style:vertical-pos="middle" style:vertical-rel="line" fo:width="0.2756in" fo:height="0.2756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in" text:min-label-distance="0.1181in" style:vertical-pos="middle" style:vertical-rel="line" fo:width="0.2756in" fo:height="0.2756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in" text:min-label-distance="0.1181in" style:vertical-pos="middle" style:vertical-rel="line" fo:width="0.2756in" fo:height="0.2756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in" text:min-label-distance="0.1181in" style:vertical-pos="middle" style:vertical-rel="line" fo:width="0.2756in" fo:height="0.2756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in" text:min-label-distance="0.1181in" style:vertical-pos="middle" style:vertical-rel="line" fo:width="0.2756in" fo:height="0.2756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5in" text:min-label-width="0.25in" text:min-label-distance="0.1181in" style:vertical-pos="middle" style:vertical-rel="line" fo:width="0.2756in" fo:height="0.2756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in" text:min-label-distance="0.1181in" style:vertical-pos="middle" style:vertical-rel="line" fo:width="0.2756in" fo:height="0.2756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in" text:min-label-distance="0.1181in" style:vertical-pos="middle" style:vertical-rel="line" fo:width="0.2756in" fo:height="0.2756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in" text:min-label-distance="0.1181in" style:vertical-pos="middle" style:vertical-rel="line" fo:width="0.2756in" fo:height="0.2756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in" text:min-label-distance="0.1181in" style:vertical-pos="middle" style:vertical-rel="line" fo:width="0.2756in" fo:height="0.2756in"/>
      </text:list-level-style-image>
    </text:list-style>
    <text:list-style style:name="LiMux_20_gelbes_20_Viereck_20_45pt" style:display-name="LiMux gelbes Viereck 45pt">
      <text:list-level-style-image text:level="1" xlink:href="Pictures/100000000000000A0000000ABC32132D9F55BFFA.jpg" xlink:type="simple" xlink:show="embed" xlink:actuate="onLoad">
        <style:list-level-properties text:space-before="0.0193in" text:min-label-width="0.25in" text:min-label-distance="0.1181in" style:vertical-pos="middle" style:vertical-rel="line" fo:width="0.3937in" fo:height="0.3937in"/>
      </text:list-level-style-image>
      <text:list-level-style-image text:level="2" xlink:href="Pictures/100000000000000A0000000ABC32132D9F55BFFA.jpg" xlink:type="simple" xlink:show="embed" xlink:actuate="onLoad">
        <style:list-level-properties text:space-before="0.039in" text:min-label-width="0.25in" text:min-label-distance="0.1181in" style:vertical-pos="middle" style:vertical-rel="line" fo:width="0.3937in" fo:height="0.3937in"/>
      </text:list-level-style-image>
      <text:list-level-style-image text:level="3" xlink:href="Pictures/100000000000000A0000000ABC32132D9F55BFFA.jpg" xlink:type="simple" xlink:show="embed" xlink:actuate="onLoad">
        <style:list-level-properties text:space-before="0.0583in" text:min-label-width="0.25in" text:min-label-distance="0.1181in" style:vertical-pos="middle" style:vertical-rel="line" fo:width="0.3937in" fo:height="0.3937in"/>
      </text:list-level-style-image>
      <text:list-level-style-image text:level="4" xlink:href="Pictures/100000000000000A0000000ABC32132D9F55BFFA.jpg" xlink:type="simple" xlink:show="embed" xlink:actuate="onLoad">
        <style:list-level-properties text:space-before="0.078in" text:min-label-width="0.25in" text:min-label-distance="0.1181in" style:vertical-pos="middle" style:vertical-rel="line" fo:width="0.3937in" fo:height="0.3937in"/>
      </text:list-level-style-image>
      <text:list-level-style-image text:level="5" xlink:href="Pictures/100000000000000A0000000ABC32132D9F55BFFA.jpg" xlink:type="simple" xlink:show="embed" xlink:actuate="onLoad">
        <style:list-level-properties text:space-before="0.0972in" text:min-label-width="0.25in" text:min-label-distance="0.1181in" style:vertical-pos="middle" style:vertical-rel="line" fo:width="0.3937in" fo:height="0.3937in"/>
      </text:list-level-style-image>
      <text:list-level-style-image text:level="6" xlink:href="Pictures/100000000000000A0000000ABC32132D9F55BFFA.jpg" xlink:type="simple" xlink:show="embed" xlink:actuate="onLoad">
        <style:list-level-properties text:space-before="0.1165in" text:min-label-width="0.25in" text:min-label-distance="0.1181in" style:vertical-pos="middle" style:vertical-rel="line" fo:width="0.3937in" fo:height="0.3937in"/>
      </text:list-level-style-image>
      <text:list-level-style-image text:level="7" xlink:href="Pictures/100000000000000A0000000ABC32132D9F55BFFA.jpg" xlink:type="simple" xlink:show="embed" xlink:actuate="onLoad">
        <style:list-level-properties text:space-before="0.1362in" text:min-label-width="0.25in" text:min-label-distance="0.1181in" style:vertical-pos="middle" style:vertical-rel="line" fo:width="0.3937in" fo:height="0.3937in"/>
      </text:list-level-style-image>
      <text:list-level-style-image text:level="8" xlink:href="Pictures/100000000000000A0000000ABC32132D9F55BFFA.jpg" xlink:type="simple" xlink:show="embed" xlink:actuate="onLoad">
        <style:list-level-properties text:space-before="0.1555in" text:min-label-width="0.25in" text:min-label-distance="0.1181in" style:vertical-pos="middle" style:vertical-rel="line" fo:width="0.3937in" fo:height="0.3937in"/>
      </text:list-level-style-image>
      <text:list-level-style-image text:level="9" xlink:href="Pictures/100000000000000A0000000ABC32132D9F55BFFA.jpg" xlink:type="simple" xlink:show="embed" xlink:actuate="onLoad">
        <style:list-level-properties text:space-before="0.1752in" text:min-label-width="0.25in" text:min-label-distance="0.1181in" style:vertical-pos="middle" style:vertical-rel="line" fo:width="0.3937in" fo:height="0.3937in"/>
      </text:list-level-style-image>
      <text:list-level-style-image text:level="10" xlink:href="Pictures/100000000000000A0000000ABC32132D9F55BFFA.jpg" xlink:type="simple" xlink:show="embed" xlink:actuate="onLoad">
        <style:list-level-properties text:space-before="0.1945in" text:min-label-width="0.25in" text:min-label-distance="0.1181in" style:vertical-pos="middle" style:vertical-rel="line" fo:width="0.3937in" fo:height="0.3937in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aper-tray-name="[From printer settings]" style:print-orientation="portrait" fo:margin-top="0.472in" fo:margin-bottom="0.8154in" fo:margin-left="0.9839in" fo:margin-right="0.8744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draw:fill="none" draw:fill-color="#99ccff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7319in" fo:margin-left="0in" fo:margin-right="0in" fo:margin-bottom="1.5354in" fo:border="none" fo:padding="0in" style:shadow="none" fo:background-color="transparent" style:dynamic-spacing="false" draw:fill="none" draw:fill-color="#99ccff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8154in" fo:margin-left="0.9839in" fo:margin-right="0.874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7319in" fo:margin-left="0in" fo:margin-right="0in" fo:margin-bottom="1.5354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2.2047in" fo:margin-bottom="0.8154in" fo:margin-left="0.9839in" fo:margin-right="0.874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472in" fo:margin-bottom="0.8154in" fo:margin-left="0.9839in" fo:margin-right="0.874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7319in" fo:margin-left="0in" fo:margin-right="0in" fo:margin-bottom="1.5354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eite">Seite <text:page-number text:select-page="current">1</text:page-number> von <text:page-count>1</text:page-count></text:p>
      </style:header>
    </style:master-page>
    <style:master-page style:name="Wollmux_5f_2" style:display-name="Wollmux_2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Wollmuxseite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Windows_x86 LibreOffice_project/01161d411e4dfacb36c8889a91430ed44161447c</meta:generator>
    <meta:creation-date>2018-09-18T12:31:13.040000000</meta:creation-date>
    <meta:editing-cycles>2</meta:editing-cycles>
    <meta:editing-duration>PT1M59S</meta:editing-duration>
    <dc:date>2018-09-18T12:33:10.795000000</dc:date>
    <meta:document-statistic meta:table-count="3" meta:image-count="0" meta:object-count="0" meta:page-count="1" meta:paragraph-count="20" meta:word-count="31" meta:character-count="142" meta:non-whitespace-character-count="131"/>
    <meta:user-defined meta:name="Info 1"/>
    <meta:user-defined meta:name="Info 2"/>
    <meta:user-defined meta:name="Info 3"/>
    <meta:user-defined meta:name="Info 4"/>
  </office:meta>
</office:document-meta>
</file>